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0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cebook.com/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witter.com/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ogle.com/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outube.com/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nkedin.com/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ordpress.org/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stagram.com/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interest.com/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ikipedia.org/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ordpress.com/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ogspot.com/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dobe.com/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pple.com/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umblr.com/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outu.be/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mazon.com/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o.gl/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imeo.com/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crosoft.com/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lickr.com/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yahoo.com/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it.ly/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uydomains.com/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qq.com/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odaddy.com/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k.com/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ddit.com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3.org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ytimes.com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.co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idu.com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uropa.eu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ov.uk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weebly.com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atcounter.com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bc.co.uk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oundcloud.com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logger.com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ozilla.org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ithub.com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oogle.de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yspace.com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yandex.ru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jimdo.com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wp.com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luehost.com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heguardian.com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ddthis.com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oogle.co.jp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wix.com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ih.gov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scii.co.uk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ravatar.com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nn.com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aypal.com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eedburner.com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iitbeian.gov.cn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23-reg.co.uk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wixsite.com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uffingtonpost.com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ssuu.com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umbleupon.com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igg.com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reativecommons.org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mdb.com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arallels.com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oogle.co.uk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yelp.com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ropbox.com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mazonaws.com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orbes.com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ddtoany.com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sn.com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sj.com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o.com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lideshare.net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-recht24.d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ashingtonpost.com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tsy.com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ventbrite.com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rchive.org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panel.net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iibeian.gov.cn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ourceforge.net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elegraph.co.uk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meblo.jp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mazon.co.uk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bay.com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fc2.com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ree.fr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bing.com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panel.com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euters.com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ivejournal.com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ailymail.co.uk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eibo.com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loomberg.com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bout.com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ail.ru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ypepad.com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cromedia.com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ol.com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yahoo.co.jp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mazon.d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wikimedia.org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usatoday.com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eepurl.com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amzn.to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aobao.com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ime.com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dc.gov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onstantcontact.com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51.la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xing.com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oubleclick.net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arvard.edu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webs.com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omainactive.co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npr.org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oogle.it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opera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ive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elegantthemes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bbb.org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atimes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logspot.co.uk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pache.org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ripadvisor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hatena.ne.jp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dailymotion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icio.u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ist-manage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bandcamp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it.edu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urveymonkey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edium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nu.org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mazon.co.jp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uardian.co.uk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bc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google.e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tanford.edu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behance.net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businessinsider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namejet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1und1.d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google.fr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joomla.org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nasa.gov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wired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ina.com.cn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google.ca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kickstarter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ithub.io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ed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disqus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homestead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geocities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net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rambler.ru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independent.co.uk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delicious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oogleusercontent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cribd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potify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vkontakte.ru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imgur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goodreads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tripod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lesk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photobucket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a.gov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beian.gov.cn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deviantart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one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rakuten.co.jp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hemeforest.net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wiley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hostnet.nl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who.int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un.org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pbs.org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rustpilot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networksolutions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nationalgeographic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domainname.d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barnesandnoble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nbcnews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bsnews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buzzfeed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ibm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berkeley.edu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theatlantic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foxnews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4.cn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webmd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nature.co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line.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mashable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php.net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akura.ne.jp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blogspot.com.e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techcrunch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whitehouse.gov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ciencedirect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usda.gov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ecureserver.net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ornell.edu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quarespace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163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pringer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epa.gov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apquest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jiathis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noaa.gov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hange.org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cbc.ca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kype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meetup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blogspot.d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ft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blogspot.ca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loudfront.net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nps.gov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booking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wp.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directdomains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over-blog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ow.ly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echnorati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wikia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mijndomein.nl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loc.gov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usnews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a8.net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cquirethisname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wufoo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myshopify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domraider.io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google.com.br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hopify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getpocket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economist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phoca.cz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fda.gov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nhs.uk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loopia.s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foursquare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loopia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visma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list-manage1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ohu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google.nl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uol.com.br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nbc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enable-javascript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piegel.d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ning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irs.gov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fgate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bestfwdservice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blogspot.fr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hp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1and1.fr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hicagotribune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bizjournals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prnewswire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bslocal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bc.net.au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google.com.au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phpbb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marriott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newyorker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bigcartel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late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1and1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naver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ed.gov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geocities.jp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about.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umich.edu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tate.gov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umblr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dribbble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nydailynews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engadget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clickbank.net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fortune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gizmodo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unesco.org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torify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vice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doi.org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yale.edu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nifty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house.gov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fb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livedoor.jp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indiegogo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histats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boutcookies.org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olumbia.edu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weather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oup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debian.org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hilton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uk2.net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ocn.ne.jp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rs6.net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home.pl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washington.edu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xinhuanet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wunderground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houzz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businessweek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mayoclinic.org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upenn.edu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globo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ustream.tv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fb.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academia.edu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ciencedaily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dreamhost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linksynergy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google.pl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gofundme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amsung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ifeng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thetimes.co.uk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edo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marketwatch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ndroid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biglobe.ne.jp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enate.gov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oracle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theverge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wikihow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psychologytoday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examiner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telegram.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themegrill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mailchimp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cientificamerican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allaboutcookies.org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networkadvertising.org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boston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zdnet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goo.ne.jp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ftc.gov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youronlinechoices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nypost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ucla.edu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agepub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archives.gov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indiatimes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blogspot.in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theglobeandmail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espn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smh.com.au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fastcompany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wisc.edu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youku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ok.ru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umn.edu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feedly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utexas.edu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elpais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mediafire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evernote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reverbnation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psu.edu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dbaby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businesswire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ox.ac.uk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fbcdn.net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sogou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mozilla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studiopress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google.co.in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drupal.org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hibu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walmart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hbr.org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tripadvisor.co.uk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sciencemag.org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nazwa.pl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people.com.cn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inc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last.f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blogspot.it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prweb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worldbank.org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entrepreneur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census.gov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si.edu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mpaign-archive1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ampaign-archive2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researchgate.net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blogspot.com.br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alon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mirror.co.uk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hostgator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exblog.jp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usgs.gov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alibaba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tandfonline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quora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princeton.edu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mysql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intel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nymag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hinystat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discovery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hareasale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alexa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register.it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newsweek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target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rollingstone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domainnameshop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tackoverflow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isco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athemes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office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ikea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cam.ac.uk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nyu.edu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hhs.gov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icann.org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1688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22.cn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jugem.jp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lemonde.fr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domeneshop.no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arstechnica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hubspot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olitico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smugmug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ewebdevelopment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example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xiti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ebay.co.uk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thedailybeast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t-online.d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cryoutcreations.eu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jdoqocy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box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list-manage2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odnoklassniki.ru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welt.d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dell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seesaa.net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accuweather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amazon.fr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teamviewer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oxfordjournals.org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redcross.org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uchicago.edu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lifehacker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dropboxusercontent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zendesk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merriam-webster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hollywoodreporter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wsimg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cmu.edu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va.gov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mlb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bls.gov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ap.org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admin.ch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oecd.org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apa.org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istockphoto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rt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bmj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eventbrite.co.uk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fotolia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presscustomizr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nhk.or.jp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usc.edu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adweek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netflix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att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news.com.au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shop-pro.jp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variety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liveinternet.ru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google.ru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livestream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openstreetmap.org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umd.edu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tucowsdomains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nsw.gov.au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afepress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nginx.org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thestar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unc.edu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ieee.org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hron.com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prestashop.com/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23:25:43.944859436</meta:creation-date>
    <dc:date>2018-02-04T23:40:19.881495976</dc:date>
    <meta:editing-duration>PT3M35S</meta:editing-duration>
    <meta:editing-cycles>3</meta:editing-cycles>
    <meta:generator>LibreOffice/5.1.6.2$Linux_X86_64 LibreOffice_project/10m0$Build-2</meta:generator>
    <meta:document-statistic meta:table-count="1" meta:cell-count="1503" meta:object-count="0"/>
  </office:meta>
</office:document-meta>
</file>